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3.473cm" table:align="left"/>
    </style:style>
    <style:style style:name="Table8.A" style:family="table-column">
      <style:table-column-properties style:column-width="2.588cm"/>
    </style:style>
    <style:style style:name="Table8.B" style:family="table-column">
      <style:table-column-properties style:column-width="6.59cm"/>
    </style:style>
    <style:style style:name="Table8.C" style:family="table-column">
      <style:table-column-properties style:column-width="4.295cm"/>
    </style:style>
    <style:style style:name="Table8.A1" style:family="table-cell">
      <style:table-cell-properties style:vertical-align="middle" fo:padding-left="0cm" fo:padding-right="0cm" fo:padding-top="0cm" fo:padding-bottom="0.212cm" fo:border-left="none" fo:border-right="none" fo:border-top="none" fo:border-bottom="0.05pt solid #303032"/>
    </style:style>
    <style:style style:name="Table8.A5" style:family="table-cell">
      <style:table-cell-properties style:vertical-align="middle" fo:padding="0cm" fo:border="none"/>
    </style:style>
    <style:style style:name="Tabla1" style:family="table">
      <style:table-properties style:width="16.999cm" table:align="left"/>
    </style:style>
    <style:style style:name="Tabla1.A" style:family="table-column">
      <style:table-column-properties style:column-width="5.569cm"/>
    </style:style>
    <style:style style:name="Tabla1.B" style:family="table-column">
      <style:table-column-properties style:column-width="3.558cm"/>
    </style:style>
    <style:style style:name="Tabla1.C" style:family="table-column">
      <style:table-column-properties style:column-width="7.87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6.999cm" table:align="left"/>
    </style:style>
    <style:style style:name="Tabla2.A" style:family="table-column">
      <style:table-column-properties style:column-width="6.623cm"/>
    </style:style>
    <style:style style:name="Tabla2.B" style:family="table-column">
      <style:table-column-properties style:column-width="2.134cm"/>
    </style:style>
    <style:style style:name="Tabla2.C" style:family="table-column">
      <style:table-column-properties style:column-width="8.241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6.999cm" table:align="left"/>
    </style:style>
    <style:style style:name="Tabla3.A" style:family="table-column">
      <style:table-column-properties style:column-width="5.454cm"/>
    </style:style>
    <style:style style:name="Tabla3.B" style:family="table-column">
      <style:table-column-properties style:column-width="3.179cm"/>
    </style:style>
    <style:style style:name="Tabla3.C" style:family="table-column">
      <style:table-column-properties style:column-width="8.366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margin-right="0cm" fo:margin-top="1.058cm" fo:margin-bottom="0.423cm" style:contextual-spacing="false" style:line-height-at-least="0.794cm" fo:orphans="2" fo:widows="2" fo:text-indent="0cm" style:auto-text-indent="false" fo:padding="0cm" fo:border="none"/>
      <style:text-properties fo:font-variant="normal" fo:text-transform="none" fo:color="#e4e4e5" loext:opacity="100%" style:font-name="Liberation Serif" fo:font-size="14pt" fo:letter-spacing="normal" fo:font-style="normal" fo:font-weight="bold" officeooo:paragraph-rsid="0018ef13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left="0cm" fo:margin-right="0cm" fo:margin-top="0.212cm" fo:margin-bottom="0cm" style:contextual-spacing="false" fo:orphans="2" fo:widows="2" fo:text-indent="0cm" style:auto-text-indent="false"/>
      <style:text-properties officeooo:paragraph-rsid="0013e697"/>
    </style:style>
    <style:style style:name="P3" style:family="paragraph" style:parent-style-name="Text_20_body" style:list-style-name="L1">
      <style:paragraph-properties fo:margin-left="0cm" fo:margin-right="0cm" fo:margin-top="0.635cm" fo:margin-bottom="0cm" style:contextual-spacing="false" fo:orphans="2" fo:widows="2" fo:text-indent="0cm" style:auto-text-indent="false" fo:padding="0cm" fo:border="none"/>
      <style:text-properties officeooo:paragraph-rsid="0013e697"/>
    </style:style>
    <style:style style:name="P4" style:family="paragraph" style:parent-style-name="Text_20_body">
      <style:paragraph-properties fo:margin-left="1.423cm" fo:margin-right="1.423cm" fo:margin-top="0cm" fo:margin-bottom="0cm" style:contextual-spacing="false" fo:orphans="2" fo:widows="2" fo:text-indent="0cm" style:auto-text-indent="false" fo:padding="0cm" fo:border="none"/>
      <style:text-properties officeooo:paragraph-rsid="0013e697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ffff" loext:opacity="100%" style:font-name="Liberation Serif" fo:font-size="12pt" fo:letter-spacing="normal" fo:font-style="normal" fo:font-weight="normal" officeooo:paragraph-rsid="0013e697"/>
    </style:style>
    <style:style style:name="P6" style:family="paragraph" style:parent-style-name="Text_20_body">
      <style:paragraph-properties fo:margin-left="0cm" fo:margin-right="0cm" fo:margin-top="0.212cm" fo:margin-bottom="0cm" style:contextual-spacing="false" fo:orphans="2" fo:widows="2" fo:text-indent="0cm" style:auto-text-indent="false"/>
      <style:text-properties fo:font-variant="normal" fo:text-transform="none" fo:color="#ffffff" loext:opacity="100%" style:font-name="Liberation Serif" fo:font-size="10pt" fo:letter-spacing="normal" fo:font-style="normal" fo:font-weight="normal" officeooo:paragraph-rsid="0013e697" style:font-size-asian="10pt" style:font-size-complex="10pt"/>
    </style:style>
    <style:style style:name="P7" style:family="paragraph" style:parent-style-name="Text_20_body" style:list-style-name="L2">
      <style:paragraph-properties fo:margin-left="0cm" fo:margin-right="0cm" fo:margin-top="0.635cm" fo:margin-bottom="0cm" style:contextual-spacing="false" fo:orphans="2" fo:widows="2" fo:text-indent="0cm" style:auto-text-indent="false" fo:padding="0cm" fo:border="none"/>
      <style:text-properties officeooo:paragraph-rsid="0013e697"/>
    </style:style>
    <style:style style:name="P8" style:family="paragraph" style:parent-style-name="Text_20_body">
      <style:paragraph-properties fo:margin-left="1.423cm" fo:margin-right="1.423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ffffff" loext:opacity="100%" style:font-name="Liberation Serif" fo:font-size="10pt" fo:letter-spacing="normal" fo:font-style="normal" fo:font-weight="normal" officeooo:paragraph-rsid="0013e697" style:font-size-asian="10pt" style:font-size-complex="10pt"/>
    </style:style>
    <style:style style:name="P9" style:family="paragraph" style:parent-style-name="Text_20_body">
      <style:paragraph-properties fo:margin-left="0cm" fo:margin-right="0cm" fo:margin-top="0.635cm" fo:margin-bottom="0cm" style:contextual-spacing="false" fo:orphans="2" fo:widows="2" fo:text-indent="0cm" style:auto-text-indent="false"/>
      <style:text-properties officeooo:paragraph-rsid="0013e697"/>
    </style:style>
    <style:style style:name="P10" style:family="paragraph" style:parent-style-name="Heading_20_2">
      <style:paragraph-properties fo:margin-left="0cm" fo:margin-right="0cm" fo:margin-top="1.058cm" fo:margin-bottom="0.423cm" style:contextual-spacing="false" style:line-height-at-least="0.794cm" fo:orphans="2" fo:widows="2" fo:text-indent="0cm" style:auto-text-indent="false" fo:padding="0cm" fo:border="none"/>
      <style:text-properties fo:font-variant="normal" fo:text-transform="none" fo:color="#e4e4e5" loext:opacity="100%" style:font-name="Liberation Serif" fo:font-size="18pt" fo:letter-spacing="normal" fo:font-style="normal" fo:font-weight="normal" officeooo:paragraph-rsid="0013e697"/>
    </style:style>
    <style:style style:name="P11" style:family="paragraph" style:parent-style-name="Heading_20_2">
      <style:paragraph-properties fo:margin-left="0cm" fo:margin-right="0cm" fo:margin-top="1.058cm" fo:margin-bottom="0.423cm" style:contextual-spacing="false" style:line-height-at-least="0.794cm" fo:orphans="2" fo:widows="2" fo:text-indent="0cm" style:auto-text-indent="false" fo:break-before="page" fo:padding="0cm" fo:border="none"/>
      <style:text-properties fo:font-variant="normal" fo:text-transform="none" fo:color="#e4e4e5" loext:opacity="100%" style:font-name="Liberation Serif" fo:font-size="14pt" fo:letter-spacing="normal" fo:font-style="normal" fo:font-weight="bold" officeooo:paragraph-rsid="0013e697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3e697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erif" fo:font-size="10pt" fo:font-weight="bold" officeooo:paragraph-rsid="0013e697" style:font-size-asian="10pt" style:font-size-complex="10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erif" fo:font-size="10pt" officeooo:paragraph-rsid="0013e697" style:font-size-asian="10pt" style:font-size-complex="10pt"/>
    </style:style>
    <style:style style:name="P15" style:family="paragraph" style:parent-style-name="Table_20_Contents">
      <style:paragraph-properties fo:margin-left="0cm" fo:margin-right="0cm" fo:line-height="120%" fo:text-align="start" style:justify-single-word="false" fo:text-indent="0cm" style:auto-text-indent="false"/>
      <style:text-properties fo:font-variant="normal" fo:text-transform="none" style:font-name="Liberation Serif" fo:font-size="10pt" fo:font-style="normal" fo:font-weight="normal" officeooo:paragraph-rsid="0013e697" style:font-size-asian="10pt" style:font-size-complex="10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7" style:family="paragraph" style:parent-style-name="Text_20_body">
      <style:paragraph-properties fo:margin-left="1.423cm" fo:margin-right="1.423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ffffff" loext:opacity="100%" fo:letter-spacing="normal" officeooo:paragraph-rsid="0013e697"/>
    </style:style>
    <style:style style:name="P18" style:family="paragraph" style:parent-style-name="Text_20_body" style:list-style-name="L3">
      <style:paragraph-properties fo:margin-left="0cm" fo:margin-right="0cm" fo:margin-top="0.635cm" fo:margin-bottom="0cm" style:contextual-spacing="false" fo:orphans="2" fo:widows="2" fo:text-indent="0cm" style:auto-text-indent="false" fo:padding="0cm" fo:border="none"/>
      <style:text-properties officeooo:paragraph-rsid="0013e697"/>
    </style:style>
    <style:style style:name="P19" style:family="paragraph" style:parent-style-name="Heading_20_2">
      <style:paragraph-properties fo:margin-left="0cm" fo:margin-right="0cm" fo:margin-top="1.058cm" fo:margin-bottom="0.423cm" style:contextual-spacing="false" style:line-height-at-least="0.794cm" fo:orphans="2" fo:widows="2" fo:text-indent="0cm" style:auto-text-indent="false" fo:padding="0cm" fo:border="none"/>
      <style:text-properties fo:font-variant="normal" fo:text-transform="none" fo:color="#e4e4e5" loext:opacity="100%" style:font-name="Liberation Serif" fo:font-size="14pt" fo:letter-spacing="normal" fo:font-style="normal" fo:font-weight="bold" officeooo:paragraph-rsid="0013e697" style:font-size-asian="14pt" style:font-weight-asian="bold" style:font-size-complex="14pt" style:font-weight-complex="bold"/>
    </style:style>
    <style:style style:name="P20" style:family="paragraph" style:parent-style-name="Text_20_body">
      <style:text-properties style:font-name="Liberation Serif" fo:font-size="10pt" style:font-size-asian="10pt" style:font-size-complex="10pt"/>
    </style:style>
    <style:style style:name="P21" style:family="paragraph" style:parent-style-name="reddit">
      <style:paragraph-properties fo:break-before="page"/>
      <style:text-properties style:font-name="Liberation Serif"/>
    </style:style>
    <style:style style:name="P22" style:family="paragraph" style:parent-style-name="Text_20_body">
      <style:text-properties officeooo:paragraph-rsid="001cfffe"/>
    </style:style>
    <style:style style:name="P23" style:family="paragraph" style:parent-style-name="Heading_20_3">
      <style:text-properties officeooo:paragraph-rsid="001cfffe"/>
    </style:style>
    <style:style style:name="P24" style:family="paragraph" style:parent-style-name="Heading_20_4">
      <style:text-properties officeooo:paragraph-rsid="001cfffe"/>
    </style:style>
    <style:style style:name="P25" style:family="paragraph" style:parent-style-name="Text_20_body" style:list-style-name="L4">
      <style:text-properties officeooo:paragraph-rsid="001cfffe"/>
    </style:style>
    <style:style style:name="P26" style:family="paragraph" style:parent-style-name="Heading_20_4">
      <style:text-properties style:font-name="Liberation Serif" fo:font-size="10pt" officeooo:paragraph-rsid="001cfffe" style:font-size-asian="10pt" style:font-size-complex="10pt"/>
    </style:style>
    <style:style style:name="P27" style:family="paragraph" style:parent-style-name="Text_20_body" style:list-style-name="L5">
      <style:text-properties officeooo:paragraph-rsid="001cfffe"/>
    </style:style>
    <style:style style:name="P28" style:family="paragraph" style:parent-style-name="Text_20_body" style:list-style-name="L6">
      <style:text-properties officeooo:paragraph-rsid="001cfffe"/>
    </style:style>
    <style:style style:name="P29" style:family="paragraph" style:parent-style-name="Text_20_body" style:list-style-name="L7">
      <style:text-properties officeooo:paragraph-rsid="001cfffe"/>
    </style:style>
    <style:style style:name="P30" style:family="paragraph" style:parent-style-name="Text_20_body" style:list-style-name="L7">
      <style:text-properties style:font-name="Liberation Serif" fo:font-size="10pt" officeooo:paragraph-rsid="001cfffe" style:font-size-asian="10pt" style:font-size-complex="10pt"/>
    </style:style>
    <style:style style:name="P31" style:family="paragraph" style:parent-style-name="Text_20_body" style:list-style-name="L8">
      <style:text-properties officeooo:paragraph-rsid="001cfffe"/>
    </style:style>
    <style:style style:name="P32" style:family="paragraph" style:parent-style-name="Heading_20_4">
      <style:text-properties style:font-name="Liberation Serif" fo:font-size="10pt" officeooo:paragraph-rsid="00409262" style:font-size-asian="10pt" style:font-size-complex="10pt"/>
    </style:style>
    <style:style style:name="P33" style:family="paragraph" style:parent-style-name="Text_20_body" style:list-style-name="L9">
      <style:text-properties officeooo:paragraph-rsid="001cfffe"/>
    </style:style>
    <style:style style:name="P34" style:family="paragraph" style:parent-style-name="Text_20_body">
      <style:text-properties style:font-name="Liberation Serif" fo:font-size="10pt" officeooo:paragraph-rsid="001cfffe" style:font-size-asian="10pt" style:font-size-complex="10pt"/>
    </style:style>
    <style:style style:name="P35" style:family="paragraph" style:parent-style-name="Text_20_body" style:list-style-name="L10">
      <style:text-properties officeooo:paragraph-rsid="001cfffe"/>
    </style:style>
    <style:style style:name="P36" style:family="paragraph" style:parent-style-name="Text_20_body" style:list-style-name="L11">
      <style:text-properties officeooo:paragraph-rsid="001cfffe"/>
    </style:style>
    <style:style style:name="P37" style:family="paragraph" style:parent-style-name="Text_20_body" style:list-style-name="L12">
      <style:text-properties officeooo:paragraph-rsid="001cfffe"/>
    </style:style>
    <style:style style:name="P38" style:family="paragraph" style:parent-style-name="Heading_20_3">
      <style:text-properties style:font-name="Liberation Serif" fo:font-size="14pt" officeooo:paragraph-rsid="001cfffe" style:font-size-asian="14pt" style:font-size-complex="14pt"/>
    </style:style>
    <style:style style:name="P39" style:family="paragraph" style:parent-style-name="Quotations">
      <style:text-properties officeooo:paragraph-rsid="001cfffe"/>
    </style:style>
    <style:style style:name="P40" style:family="paragraph" style:parent-style-name="Text_20_body" style:list-style-name="L13">
      <style:text-properties officeooo:paragraph-rsid="001cfffe"/>
    </style:style>
    <style:style style:name="P41" style:family="paragraph" style:parent-style-name="Heading_20_3">
      <style:text-properties style:font-name="Liberation Serif" fo:font-size="12pt" officeooo:paragraph-rsid="001cfffe" style:font-size-asian="12pt" style:font-size-complex="12pt"/>
    </style:style>
    <style:style style:name="P42" style:family="paragraph" style:parent-style-name="Table_20_Heading">
      <style:text-properties style:font-name="Liberation Serif" fo:font-size="12pt" officeooo:paragraph-rsid="001cfffe" style:font-size-asian="12pt" style:font-size-complex="12pt"/>
    </style:style>
    <style:style style:name="P43" style:family="paragraph" style:parent-style-name="Table_20_Contents">
      <style:text-properties officeooo:paragraph-rsid="001cfffe"/>
    </style:style>
    <style:style style:name="P44" style:family="paragraph" style:parent-style-name="Table_20_Contents">
      <style:text-properties style:font-name="Liberation Serif" fo:font-size="10pt" officeooo:paragraph-rsid="001cfffe" style:font-size-asian="10pt" style:font-size-complex="10pt"/>
    </style:style>
    <style:style style:name="P45" style:family="paragraph" style:parent-style-name="Horizontal_20_Line">
      <style:text-properties style:font-name="Liberation Serif" officeooo:paragraph-rsid="001cfffe"/>
    </style:style>
    <style:style style:name="P46" style:family="paragraph" style:parent-style-name="Text_20_body" style:list-style-name="L14">
      <style:text-properties officeooo:paragraph-rsid="001cfffe"/>
    </style:style>
    <style:style style:name="T1" style:family="text">
      <style:text-properties fo:font-variant="normal" fo:text-transform="none" fo:color="#ffffff" loext:opacity="100%" style:font-name="Liberation Serif" fo:font-size="10pt" fo:letter-spacing="normal" fo:font-style="normal" fo:font-weight="bold" officeooo:rsid="0018ef13" style:font-size-asian="10pt" style:font-size-complex="10pt"/>
    </style:style>
    <style:style style:name="T2" style:family="text">
      <style:text-properties fo:font-variant="normal" fo:text-transform="none" fo:color="#ffffff" loext:opacity="100%" style:font-name="Liberation Serif" fo:font-size="10pt" fo:letter-spacing="normal" fo:font-style="normal" fo:font-weight="bold" style:font-size-asian="10pt" style:font-size-complex="10pt"/>
    </style:style>
    <style:style style:name="T3" style:family="text">
      <style:text-properties fo:font-variant="normal" fo:text-transform="none" fo:color="#ffffff" loext:opacity="100%" style:font-name="Liberation Serif" fo:font-size="10pt" fo:letter-spacing="normal" fo:font-style="normal" fo:font-weight="normal" style:font-size-asian="10pt" style:font-size-complex="10pt"/>
    </style:style>
    <style:style style:name="T4" style:family="text">
      <style:text-properties officeooo:rsid="0018ef13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e4e4e5" loext:opacity="100%" fo:font-size="10pt" fo:font-style="italic" officeooo:rsid="0018ef13" style:font-size-asian="10pt" style:font-size-complex="10pt"/>
    </style:style>
    <style:style style:name="T7" style:family="text">
      <style:text-properties fo:color="#e4e4e5" loext:opacity="100%" fo:font-size="10pt" fo:font-style="italic" style:font-size-asian="10pt" style:font-size-complex="10pt"/>
    </style:style>
    <style:style style:name="T8" style:family="text">
      <style:text-properties fo:color="#e4e4e5" loext:opacity="100%" fo:font-size="10pt" style:font-size-asian="10pt" style:font-size-complex="10pt"/>
    </style:style>
    <style:style style:name="T9" style:family="text">
      <style:text-properties fo:font-style="italic"/>
    </style:style>
    <style:style style:name="T10" style:family="text">
      <style:text-properties style:font-name="Liberation Serif" fo:font-size="10pt" style:font-size-asian="10pt" style:font-size-complex="10pt"/>
    </style:style>
    <style:style style:name="T11" style:family="text">
      <style:text-properties style:font-name="Liberation Serif" fo:font-size="10pt" fo:font-style="normal" fo:font-weight="bold" style:font-size-asian="10pt" style:font-size-complex="10pt"/>
    </style:style>
    <style:style style:name="T12" style:family="text">
      <style:text-properties style:font-name="Liberation Serif" fo:font-size="10pt" fo:font-style="normal" fo:font-weight="normal" style:font-size-asian="10pt" style:font-size-complex="10pt"/>
    </style:style>
    <style:style style:name="T13" style:family="text">
      <style:text-properties fo:font-variant="normal" fo:text-transform="none" fo:color="#ffffff" loext:opacity="100%" style:font-name="Liberation Serif" fo:font-size="12pt" fo:letter-spacing="normal" fo:font-style="normal" fo:font-weight="normal"/>
    </style:style>
    <style:style style:name="T14" style:family="text">
      <style:text-properties fo:font-variant="normal" fo:text-transform="none" fo:color="#e4e4e5" loext:opacity="100%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15" style:family="text">
      <style:text-properties officeooo:rsid="000ae04d"/>
    </style:style>
    <style:style style:name="T16" style:family="text">
      <style:text-properties style:font-name="Liberation Serif" fo:font-size="14pt" style:font-size-asian="14pt" style:font-size-complex="14pt"/>
    </style:style>
    <style:style style:name="T17" style:family="text">
      <style:text-properties fo:font-size="14pt" officeooo:rsid="00409262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02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02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023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¿Qué significa que una idea no se pueda "falsificar matemáticamente"?</text:h>
      <text:p text:style-name="P2"><text:span text:style-name="Strong_20_Emphasis"><text:span text:style-name="T1">U</text:span></text:span><text:span text:style-name="Strong_20_Emphasis"><text:span text:style-name="T2">na idea puede parecer convincente conceptualmente, pero si no se puede expresar en forma de ecuaciones que hagan predicciones comprobables, no es científica en sentido estricto</text:span></text:span><text:span text:style-name="T3">.</text:span></text:p>
      <text:list text:style-name="L1">
        <text:list-item>
          <text:p text:style-name="P3"><text:span text:style-name="T3">En ciencia, el criterio de </text:span><text:span text:style-name="Strong_20_Emphasis"><text:span text:style-name="T2">falsabilidad</text:span></text:span><text:span text:style-name="T3"> (propuesto por Karl Popper) es esencial: una teoría debe poder ser refutada por experimentos o cálculos.</text:span></text:p>
        </text:list-item>
        <text:list-item>
          <text:p text:style-name="P3"><text:span text:style-name="T3">Muchas ideas filosóficas o especulativas (por ejemplo, sobre la naturaleza del tiempo, la conciencia, o la estructura del universo) "encajan bien" con nuestra intuición, pero </text:span><text:span text:style-name="Strong_20_Emphasis"><text:span text:style-name="T2">carecen de formulación matemática precisa</text:span></text:span><text:span text:style-name="T3">, lo que las deja fuera del ámbito de la ciencia empírica.<text:line-break/></text:span></text:p>
        </text:list-item>
      </text:list>
      <text:p text:style-name="P4"><text:span text:style-name="Strong_20_Emphasis"><text:span text:style-name="T2">Conclusión clave</text:span></text:span><text:span text:style-name="T3">: Si no puedes escribir una ecuación que represente tu idea y predecir resultados medibles, entonces esa idea, por muy elegante que sea, permanece en el terreno de la filosofía o la especulación.</text:span></text:p>
      <text:h text:style-name="P1" text:outline-level="2"><text:span text:style-name="T4">E</text:span>l patrón a distintas escalas: ¿una unificación posible?</text:h>
      <text:p text:style-name="P2"><text:span text:style-name="T3">El autor menciona que observa un </text:span><text:span text:style-name="Strong_20_Emphasis"><text:span text:style-name="T2">patrón repetido en distintas escalas físicas</text:span></text:span><text:span text:style-name="T3">: desde partículas subatómicas hasta átomos, seres vivos, y agujeros negros. Esto sugiere una posible </text:span><text:span text:style-name="Strong_20_Emphasis"><text:span text:style-name="T2">universalidad en las leyes físicas</text:span></text:span><text:span text:style-name="T3">, una idea que ha motivado teorías como la de cuerdas, la gravedad entrópica o el principio holográfico.</text:span></text:p>
      <text:p text:style-name="P5"><text:span text:style-name="T5">Un ejemplo destacado que menciona es:</text:span> <text:span text:style-name="T6">E</text:span><text:span text:style-name="T7">R</text:span><text:span text:style-name="T8">=</text:span><text:span text:style-name="T7">EPR</text:span></text:p>
      <text:p text:style-name="P6">Esta conjetura, propuesta por Juan Maldacena y Leonard Susskind, sugiere que:</text:p>
      <text:list text:style-name="L2">
        <text:list-item>
          <text:p text:style-name="P7"><text:span text:style-name="Strong_20_Emphasis"><text:span text:style-name="T2">ER</text:span></text:span><text:span text:style-name="T3">: Los puentes de Einstein-Rosen (agujeros de gusano) están físicamente relacionados con...</text:span></text:p>
        </text:list-item>
        <text:list-item>
          <text:p text:style-name="P7"><text:span text:style-name="Strong_20_Emphasis"><text:span text:style-name="T2">EPR</text:span></text:span><text:span text:style-name="T3">: Los estados cuánticos entrelazados (como en la paradoja Einstein-Podolsky-Rosen).</text:span></text:p>
        </text:list-item>
      </text:list>
      <text:p text:style-name="P8">Es decir, el entrelazamiento cuántico (un fenómeno microscópico) podría tener una descripción geométrica en relatividad general (un fenómeno macroscópico).</text:p>
      <text:p text:style-name="P9"><text:span text:style-name="T3">Esta es una de las pocas ideas que </text:span><text:span text:style-name="Strong_20_Emphasis"><text:span text:style-name="T2">sí tiene soporte matemático parcial</text:span></text:span><text:span text:style-name="T3"> y abre la puerta a una unificación entre mecánica cuántica y gravedad.</text:span></text:p>
      <text:h text:style-name="P10" text:outline-level="2"/>
      <text:h text:style-name="P11" text:outline-level="2"><text:bookmark text:name="el-desafío-de-la-unificación-matemática"/>El desafío de la unificación matemática</text:h>
      <text:p text:style-name="P2"><text:span text:style-name="T3">El autor expresa que aunque ve patrones similares en química, biología, física de partículas, etc., </text:span><text:span text:style-name="Strong_20_Emphasis"><text:span text:style-name="T2">no existe una ecuación o marco matemático que los una</text:span></text:span><text:span text:style-name="T3">.</text:span></text:p>
      <text:p text:style-name="P6"/>
      <text:p text:style-name="P12"><text:span text:style-name="T3">Esto es cierto: hoy en día, las teorías físicas son </text:span><text:span text:style-name="Strong_20_Emphasis"><text:span text:style-name="T2">fragmentadas</text:span></text:span><text:span text:style-name="T3">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3">Escala</text:p>
          </table:table-cell>
          <table:table-cell table:style-name="Table8.A1" office:value-type="string">
            <text:p text:style-name="P13">Teoría dominante</text:p>
          </table:table-cell>
          <table:table-cell table:style-name="Table8.A1" office:value-type="string">
            <text:p text:style-name="P13">Ejemplo matemático</text:p>
          </table:table-cell>
        </table:table-row>
        <table:table-row>
          <table:table-cell table:style-name="Table8.A1" office:value-type="string">
            <text:p text:style-name="P14">Cuántica</text:p>
          </table:table-cell>
          <table:table-cell table:style-name="Table8.A1" office:value-type="string">
            <text:p text:style-name="P14">Mecánica cuántica</text:p>
          </table:table-cell>
          <table:table-cell table:style-name="Table8.A1" office:value-type="string">
            <text:p text:style-name="P15"><draw:frame draw:style-name="fr1" draw:name="Frame22" text:anchor-type="char" svg:width="0.041cm" draw:z-index="0"><draw:text-box fo:min-height="0.041cm"><text:p text:style-name="P16"/></draw:text-box></draw:frame><text:span text:style-name="T9">H</text:span>^<text:span text:style-name="T9">ψ</text:span>=<text:span text:style-name="T9">i</text:span>ℏ∂<text:span text:style-name="T9">t</text:span>∂<text:span text:style-name="T9">ψ</text:span>​</text:p>
          </table:table-cell>
        </table:table-row>
        <table:table-row>
          <table:table-cell table:style-name="Table8.A1" office:value-type="string">
            <text:p text:style-name="P14">Relativista</text:p>
          </table:table-cell>
          <table:table-cell table:style-name="Table8.A1" office:value-type="string">
            <text:p text:style-name="P14">Relatividad general</text:p>
          </table:table-cell>
          <table:table-cell table:style-name="Table8.A1" office:value-type="string">
            <text:p text:style-name="P15"><draw:frame draw:style-name="fr1" draw:name="Frame23" text:anchor-type="char" svg:width="0.041cm" draw:z-index="1"><draw:text-box fo:min-height="0.041cm"><text:p text:style-name="P16"/></draw:text-box></draw:frame><text:span text:style-name="T9">Gμν</text:span>​+Λ<text:span text:style-name="T9">gμν</text:span>​=<text:span text:style-name="T9">c</text:span>48<text:span text:style-name="T9">πG</text:span>​<text:span text:style-name="T9">Tμν</text:span>​</text:p>
          </table:table-cell>
        </table:table-row>
        <table:table-row>
          <table:table-cell table:style-name="Table8.A1" office:value-type="string">
            <text:p text:style-name="P14">Macroscópica</text:p>
          </table:table-cell>
          <table:table-cell table:style-name="Table8.A1" office:value-type="string">
            <text:p text:style-name="P14">Termodinámica</text:p>
          </table:table-cell>
          <table:table-cell table:style-name="Table8.A1" office:value-type="string">
            <text:p text:style-name="P15"><draw:frame draw:style-name="fr1" draw:name="Frame24" text:anchor-type="char" svg:width="0.041cm" draw:z-index="2"><draw:text-box fo:min-height="0.041cm"><text:p text:style-name="P16"/></draw:text-box></draw:frame><text:span text:style-name="T9">dS</text:span>≥0</text:p>
          </table:table-cell>
        </table:table-row>
        <table:table-row>
          <table:table-cell table:style-name="Table8.A5" office:value-type="string">
            <text:p text:style-name="P14">Química</text:p>
          </table:table-cell>
          <table:table-cell table:style-name="Table8.A5" office:value-type="string">
            <text:p text:style-name="P14">Ecuaciones de Schrödinger molecular</text:p>
          </table:table-cell>
          <table:table-cell table:style-name="Table8.A5" office:value-type="string">
            <text:p text:style-name="P15"><draw:frame draw:style-name="fr1" draw:name="Frame25" text:anchor-type="char" svg:width="0.041cm" draw:z-index="3"><draw:text-box fo:min-height="0.041cm"><text:p text:style-name="P16"/></draw:text-box></draw:frame><text:span text:style-name="T9">H</text:span>^mol​Ψ=<text:span text:style-name="T9">E</text:span>Ψ</text:p>
          </table:table-cell>
        </table:table-row>
      </table:table>
      <text:p text:style-name="P17"><text:span text:style-name="T10">❌ </text:span><text:span text:style-name="Strong_20_Emphasis"><text:span text:style-name="T11">El problema</text:span></text:span><text:span text:style-name="T12">: No hay una sola ecuación que derive todas las demás como casos límite.</text:span></text:p>
      <text:p text:style-name="P8"/>
      <text:p text:style-name="P12"><text:span text:style-name="T3">El autor menciona a </text:span><text:span text:style-name="Strong_20_Emphasis"><text:span text:style-name="T2">Erik Verlinde</text:span></text:span><text:span text:style-name="T3"> y su teoría de la </text:span><text:span text:style-name="Strong_20_Emphasis"><text:span text:style-name="T2">gravedad entrópica</text:span></text:span><text:span text:style-name="T3">, que intenta derivar la gravedad no como una fuerza fundamental, sino como una consecuencia de la termodinámica y la información. Aunque controvertida, es una de las pocas aproximaciones que intenta </text:span><text:span text:style-name="Strong_20_Emphasis"><text:span text:style-name="T2">unificar conceptos a distintas escalas</text:span></text:span><text:span text:style-name="T3"> mediante principios termodinámicos.</text:span><text:span text:style-name="T13"><text:line-break/><text:line-break/></text:span><text:span text:style-name="T14">¿Por qué es tan difícil formular una ecuación unificadora?</text:span></text:p>
      <text:list text:style-name="L3">
        <text:list-item>
          <text:p text:style-name="P18"><text:span text:style-name="Strong_20_Emphasis"><text:span text:style-name="T2">Diferentes fundamentos</text:span></text:span><text:span text:style-name="T3">: Cada teoría (cuántica, relativista, estadística) parte de principios distintos.</text:span></text:p>
        </text:list-item>
        <text:list-item>
          <text:p text:style-name="P18"><text:span text:style-name="Strong_20_Emphasis"><text:span text:style-name="T2">Escalas incompatibles</text:span></text:span><text:span text:style-name="T3">: Las matemáticas que funcionan en una escala (por ejemplo, campos continuos en relatividad) no aplican directamente en otra (variables discretas en cuántica).</text:span></text:p>
        </text:list-item>
        <text:list-item>
          <text:p text:style-name="P18"><text:span text:style-name="Strong_20_Emphasis"><text:span text:style-name="T2">Falta de datos experimentales</text:span></text:span><text:span text:style-name="T3">: En escalas extremas (como el interior de agujeros negros), no podemos hacer mediciones directas, lo que dificulta probar teorías.</text:span></text:p>
        </text:list-item>
      </text:list>
      <text:h text:style-name="P19" text:outline-level="2"><text:bookmark text:name="conclusión-filosofía-vs-ciencia"/>Conclusión: Filosofía vs. Ciencia</text:h>
      <text:p text:style-name="P2"><text:span text:style-name="T3">El autor tiene razón en su preocupación: </text:span><text:span text:style-name="Strong_20_Emphasis"><text:span text:style-name="T2">la ciencia necesita matemáticas para avanzar</text:span></text:span><text:span text:style-name="T3">. Las ideas filosóficas pueden inspirar, pero sin ecuaciones que las hagan falsables, no pueden considerarse teorías científicas.</text:span></text:p>
      <text:p text:style-name="P12"><text:span text:style-name="T3">Sin embargo, </text:span><text:span text:style-name="Strong_20_Emphasis"><text:span text:style-name="T2">el primer paso de toda gran teoría es una intuición filosófica</text:span></text:span><text:span text:style-name="T3">. Lo que falta es el salto: traducir esa intuición en un </text:span><text:span text:style-name="Strong_20_Emphasis"><text:span text:style-name="T2">modelo matemático coherente y comprobable</text:span></text:span><text:span text:style-name="T3">.</text:span></text:p>
      <text:p text:style-name="P20"><text:line-break/>Resumen final: Ver patrones es importante, pero para que sean útiles científicamente, deben convertirse en ecuaciones que predigan algo nuevo y medible. Hasta que eso no ocurra, permanecen como "chorradas filosóficas" — interesantes, pero no científicas.</text:p>
      <text:p text:style-name="P21"><text:span text:style-name="T15">A</text:span>rquitectura del universo, todas las reacciones, enlaces y sucesos ocurren siempre entre dos "cosas" o en que casos es neceasrio la intervencion de una tercera para dar lugar alfun fenomono o ley fisica, quimica, biologica?</text:p>
      <text:p text:style-name="P22"><text:span text:style-name="T10">Tu pregunta toca un punto clave sobre la </text:span><text:span text:style-name="Strong_20_Emphasis"><text:span text:style-name="T10">estructura relacional del universo</text:span></text:span><text:span text:style-name="T10"> y cómo la interpretamos desde nuestras limitaciones cognitivas y culturales. Vamos a desglosarlo por partes para dar una visión completa:</text:span></text:p>
      <text:h text:style-name="P23" text:outline-level="3"><text:span text:style-name="T16">1. </text:span><text:span text:style-name="Strong_20_Emphasis"><text:span text:style-name="T16">¿Todo ocurre entre dos "cosas"? ¿Es binaria la arquitectura del universo?</text:span></text:span></text:h>
      <text:h text:style-name="P24" text:outline-level="4"><text:span text:style-name="T10">En apariencia: </text:span><text:span text:style-name="Strong_20_Emphasis"><text:span text:style-name="T10">sí, la mayoría de los fenómenos se describen como interacciones entre pares</text:span></text:span><text:span text:style-name="T10">:</text:span></text:h>
      <text:list text:style-name="L4">
        <text:list-item>
          <text:p text:style-name="P25"><text:span text:style-name="Strong_20_Emphasis"><text:span text:style-name="T10">Física clásica</text:span></text:span><text:span text:style-name="T10">: fuerza gravitacional entre dos masas, fuerza eléctrica entre dos cargas, colisión entre dos cuerpos.</text:span></text:p>
        </text:list-item>
        <text:list-item>
          <text:p text:style-name="P25"><text:span text:style-name="Strong_20_Emphasis"><text:span text:style-name="T10">Química</text:span></text:span><text:span text:style-name="T10">: reacciones entre dos moléculas o átomos; enlaces covalentes o iónicos entre pares.</text:span></text:p>
        </text:list-item>
        <text:list-item>
          <text:p text:style-name="P25"><text:span text:style-name="Strong_20_Emphasis"><text:span text:style-name="T10">Biología</text:span></text:span><text:span text:style-name="T10">: interacción entre dos proteínas, enzima-sustrato, receptor-ligando, célula-célula, etc.</text:span></text:p>
        </text:list-item>
      </text:list>
      <text:p text:style-name="P22"><text:span text:style-name="T10">Esto </text:span><text:span text:style-name="Strong_20_Emphasis"><text:span text:style-name="T10">no es casual</text:span></text:span><text:span text:style-name="T10">, sino reflejo de cómo estructuramos nuestra comprensión: en términos de </text:span><text:span text:style-name="Strong_20_Emphasis"><text:span text:style-name="T10">relaciones binarias</text:span></text:span><text:span text:style-name="T10">. Pero eso </text:span><text:span text:style-name="Strong_20_Emphasis"><text:span text:style-name="T10">no implica que el universo esté estructurado solo así</text:span></text:span><text:span text:style-name="T10">.</text:span></text:p>
      <text:h text:style-name="P23" text:outline-level="3"><text:span text:style-name="T16">2. ¿Hay fenómenos que requieren </text:span><text:span text:style-name="Strong_20_Emphasis"><text:span text:style-name="T16">más de dos entidades</text:span></text:span><text:span text:style-name="T16"> para existir o producirse?</text:span></text:h>
      <text:h text:style-name="P26" text:outline-level="4">Sí, y aquí aparecen casos reveladores:</text:h>
      <text:h text:style-name="P24" text:outline-level="4"><text:span text:style-name="Strong_20_Emphasis"><text:span text:style-name="T10">a) Física cuántica</text:span></text:span><text:span text:style-name="T10">:</text:span></text:h>
      <text:list text:style-name="L5">
        <text:list-item>
          <text:p text:style-name="P27"><text:span text:style-name="Strong_20_Emphasis"><text:span text:style-name="T10">Entrelazamiento multipartito</text:span></text:span><text:span text:style-name="T10">: más de dos partículas pueden compartir un estado cuántico colectivo (GHZ, W states, etc.). Aquí no puedes reducir el sistema a pares: el conjunto tiene propiedades que </text:span><text:span text:style-name="Strong_20_Emphasis"><text:span text:style-name="T10">ninguna pareja por sí sola puede describir</text:span></text:span><text:span text:style-name="T10">.</text:span></text:p>
        </text:list-item>
        <text:list-item>
          <text:p text:style-name="P27"><text:span text:style-name="Strong_20_Emphasis"><text:span text:style-name="T10">Colapso de la función de onda</text:span></text:span><text:span text:style-name="T10">: se da al interaccionar el sistema, el aparato de medición </text:span><text:span text:style-name="Strong_20_Emphasis"><text:span text:style-name="T10">y el entorno</text:span></text:span><text:span text:style-name="T10"> (tripartito).</text:span></text:p>
        </text:list-item>
      </text:list>
      <text:h text:style-name="P24" text:outline-level="4"><text:span text:style-name="Strong_20_Emphasis"><text:span text:style-name="T10">b) Mecánica estadística y sistemas complejos</text:span></text:span><text:span text:style-name="T10">:</text:span></text:h>
      <text:list text:style-name="L6">
        <text:list-item>
          <text:p text:style-name="P28"><text:span text:style-name="T10">Propiedades emergentes como la temperatura, la presión o el comportamiento de fases </text:span><text:span text:style-name="Strong_20_Emphasis"><text:span text:style-name="T10">no existen en pares aislados</text:span></text:span><text:span text:style-name="T10">, sino en redes de miles o millones de partículas.</text:span></text:p>
        </text:list-item>
        <text:list-item>
          <text:p text:style-name="P28"><text:span text:style-name="Strong_20_Emphasis"><text:span text:style-name="T10">No-linealidades</text:span></text:span><text:span text:style-name="T10">: en muchos sistemas, el resultado </text:span><text:span text:style-name="Strong_20_Emphasis"><text:span text:style-name="T10">no es la suma de interacciones binarias</text:span></text:span><text:span text:style-name="T10">. Ej: en dinámica de fluidos, redes neuronales, ecosistemas.</text:span></text:p>
        </text:list-item>
      </text:list>
      <text:h text:style-name="P24" text:outline-level="4"><text:span text:style-name="Strong_20_Emphasis"><text:span text:style-name="T10">c) Reacciones químicas</text:span></text:span><text:span text:style-name="T10">:</text:span></text:h>
      <text:list text:style-name="L7">
        <text:list-item>
          <text:p text:style-name="P29"><text:span text:style-name="T10">Muchas reacciones </text:span><text:span text:style-name="Strong_20_Emphasis"><text:span text:style-name="T10">no pueden suceder entre solo dos moléculas</text:span></text:span><text:span text:style-name="T10">. Por ejemplo:</text:span></text:p>
          <text:list>
            <text:list-item>
              <text:p text:style-name="P30">Reacciones enzimáticas complejas (requieren sustrato, cofactores, ambiente).</text:p>
            </text:list-item>
            <text:list-item>
              <text:p text:style-name="P30">Mecanismos de catálisis (se necesita un tercero que acelera o permite la reacción sin consumirse).</text:p>
            </text:list-item>
            <text:list-item>
              <text:p text:style-name="P30">Reacciones autocatalíticas (una molécula intermedia actúa sobre otras generando un bucle).</text:p>
            </text:list-item>
          </text:list>
        </text:list-item>
      </text:list>
      <text:h text:style-name="P24" text:outline-level="4"><text:span text:style-name="Strong_20_Emphasis"><text:span text:style-name="T10">d) Biología</text:span></text:span><text:span text:style-name="T10">:</text:span></text:h>
      <text:list text:style-name="L8">
        <text:list-item>
          <text:p text:style-name="P31"><text:span text:style-name="T10">La </text:span><text:span text:style-name="Strong_20_Emphasis"><text:span text:style-name="T10">vida</text:span></text:span><text:span text:style-name="T10"> no puede emerger de la simple suma de pares.</text:span></text:p>
          <text:list>
            <text:list-item>
              <text:p text:style-name="P31"><text:soft-page-break/><text:span text:style-name="T10">Ejemplo: la célula necesita una </text:span><text:span text:style-name="Strong_20_Emphasis"><text:span text:style-name="T10">red simultánea</text:span></text:span><text:span text:style-name="T10"> de interacciones entre ácidos nucleicos, proteínas, lípidos, etc.</text:span></text:p>
            </text:list-item>
            <text:list-item>
              <text:p text:style-name="P31"><text:span text:style-name="T10">La </text:span><text:span text:style-name="Strong_20_Emphasis"><text:span text:style-name="T10">conciencia</text:span></text:span><text:span text:style-name="T10"> tampoco puede explicarse mediante conexiones entre dos neuronas: es una red hipercompleja.</text:span></text:p>
            </text:list-item>
          </text:list>
        </text:list-item>
      </text:list>
      <text:h text:style-name="P32" text:outline-level="4"><text:span text:style-name="T17">3. ¿Por qué vemos el mundo en términos binarios?</text:span><text:line-break/>Posibles razones:</text:h>
      <text:list text:style-name="L9">
        <text:list-item>
          <text:p text:style-name="P33"><text:span text:style-name="Strong_20_Emphasis"><text:span text:style-name="T10">Nuestro lenguaje lógico y cognitivo</text:span></text:span><text:span text:style-name="T10"> está estructurado en pares: causa-efecto, yo-otro, sí-no, etc.</text:span></text:p>
        </text:list-item>
        <text:list-item>
          <text:p text:style-name="P33"><text:span text:style-name="T10">Las </text:span><text:span text:style-name="Strong_20_Emphasis"><text:span text:style-name="T10">fórmulas y modelos matemáticos</text:span></text:span><text:span text:style-name="T10"> básicos que usamos (fuerzas, leyes de Newton, etc.) son construidos en base a interacciones binarias.</text:span></text:p>
        </text:list-item>
        <text:list-item>
          <text:p text:style-name="P33"><text:span text:style-name="T10">Nuestra experiencia del mundo está dominada por </text:span><text:span text:style-name="Strong_20_Emphasis"><text:span text:style-name="T10">relaciones entre dos entidades</text:span></text:span><text:span text:style-name="T10">: tú y yo, acción y reacción, objeto y sujeto.</text:span></text:p>
        </text:list-item>
      </text:list>
      <text:p text:style-name="P22"><text:span text:style-name="T10">Esto puede generar un </text:span><text:span text:style-name="Strong_20_Emphasis"><text:span text:style-name="T10">sesgo epistemológico</text:span></text:span><text:span text:style-name="T10">, una "miopía" en la que reducimos fenómenos complejos a pares de interacción, cuando en realidad emergen de </text:span><text:span text:style-name="Strong_20_Emphasis"><text:span text:style-name="T10">redes</text:span></text:span><text:span text:style-name="T10"> o </text:span><text:span text:style-name="Strong_20_Emphasis"><text:span text:style-name="T10">tramas</text:span></text:span><text:span text:style-name="T10"> de múltiples relaciones simultáneas.</text:span></text:p>
      <text:h text:style-name="P23" text:outline-level="3"><text:span text:style-name="T16">4. ¿Podría el universo operar de forma </text:span><text:span text:style-name="Strong_20_Emphasis"><text:span text:style-name="T16">más holística</text:span></text:span><text:span text:style-name="T16">?</text:span></text:h>
      <text:p text:style-name="P34">Sí. De hecho, algunas teorías lo sugieren:</text:p>
      <text:h text:style-name="P24" text:outline-level="4"><text:span text:style-name="T10">a) </text:span><text:span text:style-name="Strong_20_Emphasis"><text:span text:style-name="T10">Teoría de sistemas</text:span></text:span><text:span text:style-name="T10">:</text:span></text:h>
      <text:list text:style-name="L10">
        <text:list-item>
          <text:p text:style-name="P35"><text:span text:style-name="T10">El comportamiento global no es reducible a la suma de sus partes ni a pares de interacción. Necesitamos modelos </text:span><text:span text:style-name="Strong_20_Emphasis"><text:span text:style-name="T10">no-lineales y relacionales</text:span></text:span><text:span text:style-name="T10">.</text:span></text:p>
        </text:list-item>
      </text:list>
      <text:h text:style-name="P24" text:outline-level="4"><text:span text:style-name="T10">b) </text:span><text:span text:style-name="Strong_20_Emphasis"><text:span text:style-name="T10">Teorías de la conciencia y la vida (e.g. Sara Walker, Integrated Information Theory)</text:span></text:span><text:span text:style-name="T10">:</text:span></text:h>
      <text:list text:style-name="L11">
        <text:list-item>
          <text:p text:style-name="P36"><text:span text:style-name="T10">Lo que importa no es solo la conexión entre dos elementos, sino </text:span><text:span text:style-name="Strong_20_Emphasis"><text:span text:style-name="T10">la organización y causalidad distribuida</text:span></text:span><text:span text:style-name="T10"> en una red.</text:span></text:p>
        </text:list-item>
      </text:list>
      <text:h text:style-name="P24" text:outline-level="4"><text:span text:style-name="T10">c) </text:span><text:span text:style-name="Strong_20_Emphasis"><text:span text:style-name="T10">Modelos topológicos y geométricos del universo</text:span></text:span><text:span text:style-name="T10">:</text:span></text:h>
      <text:list text:style-name="L12">
        <text:list-item>
          <text:p text:style-name="P37"><text:span text:style-name="T10">En vez de pares, consideran </text:span><text:span text:style-name="Strong_20_Emphasis"><text:span text:style-name="T10">estructuras de múltiples nodos interconectados</text:span></text:span><text:span text:style-name="T10">, como en la </text:span><text:span text:style-name="Strong_20_Emphasis"><text:span text:style-name="T10">gravedad cuántica de bucles</text:span></text:span><text:span text:style-name="T10"> o las </text:span><text:span text:style-name="Strong_20_Emphasis"><text:span text:style-name="T10">redes tensoriales</text:span></text:span><text:span text:style-name="T10"> de la física teórica.</text:span></text:p>
        </text:list-item>
      </text:list>
      <text:h text:style-name="P38" text:outline-level="3">Conclusión:</text:h>
      <text:p text:style-name="P39"><text:span text:style-name="T10">Aunque muchas leyes y fenómenos se describen en términos de </text:span><text:span text:style-name="Strong_20_Emphasis"><text:span text:style-name="T10">pares de interacción</text:span></text:span><text:span text:style-name="T10">, el universo </text:span><text:span text:style-name="Strong_20_Emphasis"><text:span text:style-name="T10">no está restringido a lo binario</text:span></text:span><text:span text:style-name="T10">. Existen fenómenos que </text:span><text:span text:style-name="Strong_20_Emphasis"><text:span text:style-name="T10">solo emergen</text:span></text:span><text:span text:style-name="T10"> cuando hay </text:span><text:span text:style-name="Strong_20_Emphasis"><text:span text:style-name="T10">tres o más entidades</text:span></text:span><text:span text:style-name="T10">, redes de relaciones, o configuraciones colectivas.</text:span></text:p>
      <text:p text:style-name="P22"><text:span text:style-name="T10">El pensamiento binario es una </text:span><text:span text:style-name="Strong_20_Emphasis"><text:span text:style-name="T10">herramienta útil</text:span></text:span><text:span text:style-name="T10">, pero también una </text:span><text:span text:style-name="Strong_20_Emphasis"><text:span text:style-name="T10">limitación interpretativa</text:span></text:span><text:span text:style-name="T10">. Comprender el universo quizás requiera ir más allá de los pares: hacia </text:span><text:span text:style-name="Strong_20_Emphasis"><text:span text:style-name="T10">entramados de relaciones, coherencias colectivas y estructuras emergentes</text:span></text:span><text:span text:style-name="T10">.<text:line-break/><text:line-break/>Vamos a construir una </text:span><text:span text:style-name="Strong_20_Emphasis"><text:span text:style-name="T10">clasificación de fenómenos físicos, químicos y biológicos</text:span></text:span><text:span text:style-name="T10"> según su dependencia:</text:span></text:p>
      <text:list text:style-name="L13">
        <text:list-item>
          <text:p text:style-name="P40"><text:span text:style-name="Strong_20_Emphasis"><text:span text:style-name="T10">Binaria (2 elementos):</text:span></text:span><text:span text:style-name="T10"> interacción o reacción entre dos entidades basta para explicar el fenómeno.</text:span></text:p>
        </text:list-item>
        <text:list-item>
          <text:p text:style-name="P40"><text:span text:style-name="Strong_20_Emphasis"><text:span text:style-name="T10">Terciaria (3 elementos):</text:span></text:span><text:span text:style-name="T10"> se requiere la intervención de un tercer factor, que puede ser catalizador, entorno, mediador, etc.</text:span></text:p>
        </text:list-item>
        <text:list-item>
          <text:p text:style-name="P40"><text:span text:style-name="Strong_20_Emphasis"><text:span text:style-name="T10">Colectiva o emergente (más de 3):</text:span></text:span><text:span text:style-name="T10"> el fenómeno solo existe por una red o sistema de múltiples relaciones, no reducible a subconjuntos.</text:span></text:p>
        </text:list-item>
      </text:list>
      <text:h text:style-name="P41" text:outline-level="3"><text:soft-page-break/>CLASIFICACIÓN DE FENÓMENOS SEGÚN DEPENDENCIA RELACIONAL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42">Fenómeno / Ley</text:p>
            </table:table-cell>
            <table:table-cell table:style-name="Tabla1.A1" office:value-type="string">
              <text:p text:style-name="P42">Dominancia relacional</text:p>
            </table:table-cell>
            <table:table-cell table:style-name="Tabla1.A1" office:value-type="string">
              <text:p text:style-name="P42">Descripción</text:p>
            </table:table-cell>
          </table:table-row>
        </table:table-header-rows>
        <table:table-row>
          <table:table-cell table:style-name="Tabla1.A1" office:value-type="string">
            <text:p text:style-name="P43"><text:span text:style-name="Strong_20_Emphasis"><text:span text:style-name="T10">Fuerza gravitacional entre dos masas</text:span></text:span></text:p>
          </table:table-cell>
          <table:table-cell table:style-name="Tabla1.A1" office:value-type="string">
            <text:p text:style-name="P44">Binaria</text:p>
          </table:table-cell>
          <table:table-cell table:style-name="Tabla1.A1" office:value-type="string">
            <text:p text:style-name="P44">Atracción entre dos cuerpos con masa según la ley de Newton.</text:p>
          </table:table-cell>
        </table:table-row>
        <table:table-row>
          <table:table-cell table:style-name="Tabla1.A1" office:value-type="string">
            <text:p text:style-name="P43"><text:span text:style-name="Strong_20_Emphasis"><text:span text:style-name="T10">Fuerza eléctrica entre dos cargas</text:span></text:span></text:p>
          </table:table-cell>
          <table:table-cell table:style-name="Tabla1.A1" office:value-type="string">
            <text:p text:style-name="P44">Binaria</text:p>
          </table:table-cell>
          <table:table-cell table:style-name="Tabla1.A1" office:value-type="string">
            <text:p text:style-name="P44">Interacción directa según la ley de Coulomb.</text:p>
          </table:table-cell>
        </table:table-row>
        <table:table-row>
          <table:table-cell table:style-name="Tabla1.A1" office:value-type="string">
            <text:p text:style-name="P43"><text:span text:style-name="Strong_20_Emphasis"><text:span text:style-name="T10">Enlace iónico/covalente simple</text:span></text:span></text:p>
          </table:table-cell>
          <table:table-cell table:style-name="Tabla1.A1" office:value-type="string">
            <text:p text:style-name="P44">Binaria</text:p>
          </table:table-cell>
          <table:table-cell table:style-name="Tabla1.A1" office:value-type="string">
            <text:p text:style-name="P44">Átomo A comparte o transfiere electrones con B.</text:p>
          </table:table-cell>
        </table:table-row>
        <table:table-row>
          <table:table-cell table:style-name="Tabla1.A1" office:value-type="string">
            <text:p text:style-name="P43"><text:span text:style-name="Strong_20_Emphasis"><text:span text:style-name="T10">Colisión elástica entre dos cuerpos</text:span></text:span></text:p>
          </table:table-cell>
          <table:table-cell table:style-name="Tabla1.A1" office:value-type="string">
            <text:p text:style-name="P44">Binaria</text:p>
          </table:table-cell>
          <table:table-cell table:style-name="Tabla1.A1" office:value-type="string">
            <text:p text:style-name="P44">Conservación de energía y momento entre dos cuerpos.</text:p>
          </table:table-cell>
        </table:table-row>
        <table:table-row>
          <table:table-cell table:style-name="Tabla1.A1" office:value-type="string">
            <text:p text:style-name="P43"><text:span text:style-name="Strong_20_Emphasis"><text:span text:style-name="T10">Reacción ácido-base</text:span></text:span></text:p>
          </table:table-cell>
          <table:table-cell table:style-name="Tabla1.A1" office:value-type="string">
            <text:p text:style-name="P44">Binaria</text:p>
          </table:table-cell>
          <table:table-cell table:style-name="Tabla1.A1" office:value-type="string">
            <text:p text:style-name="P44">Un donador de protones reacciona con un aceptador.</text:p>
          </table:table-cell>
        </table:table-row>
        <table:table-row>
          <table:table-cell table:style-name="Tabla1.A1" office:value-type="string">
            <text:p text:style-name="P43"><text:span text:style-name="Strong_20_Emphasis"><text:span text:style-name="T10">Entrelazamiento cuántico bipartito</text:span></text:span></text:p>
          </table:table-cell>
          <table:table-cell table:style-name="Tabla1.A1" office:value-type="string">
            <text:p text:style-name="P44">Binaria</text:p>
          </table:table-cell>
          <table:table-cell table:style-name="Tabla1.A1" office:value-type="string">
            <text:p text:style-name="P44">Dos partículas comparten un estado cuántico correlacionado.</text:p>
          </table:table-cell>
        </table:table-row>
      </table:table>
      <text:p text:style-name="P45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42">Fenómeno / Ley</text:p>
            </table:table-cell>
            <table:table-cell table:style-name="Tabla2.A1" office:value-type="string">
              <text:p text:style-name="P42">Terciaria</text:p>
            </table:table-cell>
            <table:table-cell table:style-name="Tabla2.A1" office:value-type="string">
              <text:p text:style-name="P42">Descripción</text:p>
            </table:table-cell>
          </table:table-row>
        </table:table-header-rows>
        <table:table-row>
          <table:table-cell table:style-name="Tabla2.A1" office:value-type="string">
            <text:p text:style-name="P43"><text:span text:style-name="Strong_20_Emphasis"><text:span text:style-name="T10">Catálisis química</text:span></text:span></text:p>
          </table:table-cell>
          <table:table-cell table:style-name="Tabla2.A1" office:value-type="string">
            <text:p text:style-name="P44">Terciaria</text:p>
          </table:table-cell>
          <table:table-cell table:style-name="Tabla2.A1" office:value-type="string">
            <text:p text:style-name="P44">Reactivo A y B no reaccionan eficazmente sin un catalizador C.</text:p>
          </table:table-cell>
        </table:table-row>
        <table:table-row>
          <table:table-cell table:style-name="Tabla2.A1" office:value-type="string">
            <text:p text:style-name="P43"><text:span text:style-name="Strong_20_Emphasis"><text:span text:style-name="T10">Colapso cuántico en decoherencia</text:span></text:span></text:p>
          </table:table-cell>
          <table:table-cell table:style-name="Tabla2.A1" office:value-type="string">
            <text:p text:style-name="P44">Terciaria</text:p>
          </table:table-cell>
          <table:table-cell table:style-name="Tabla2.A1" office:value-type="string">
            <text:p text:style-name="P44">Sistema + aparato de medición + entorno (intervención del medio).</text:p>
          </table:table-cell>
        </table:table-row>
        <table:table-row>
          <table:table-cell table:style-name="Tabla2.A1" office:value-type="string">
            <text:p text:style-name="P43"><text:span text:style-name="Strong_20_Emphasis"><text:span text:style-name="T10">Reacción enzimática</text:span></text:span></text:p>
          </table:table-cell>
          <table:table-cell table:style-name="Tabla2.A1" office:value-type="string">
            <text:p text:style-name="P44">Terciaria</text:p>
          </table:table-cell>
          <table:table-cell table:style-name="Tabla2.A1" office:value-type="string">
            <text:p text:style-name="P44">Enzima + sustrato + cofactor, o condiciones específicas.</text:p>
          </table:table-cell>
        </table:table-row>
        <table:table-row>
          <table:table-cell table:style-name="Tabla2.A1" office:value-type="string">
            <text:p text:style-name="P43"><text:span text:style-name="Strong_20_Emphasis"><text:span text:style-name="T10">Transferencia de energía cuántica en fotosíntesis</text:span></text:span></text:p>
          </table:table-cell>
          <table:table-cell table:style-name="Tabla2.A1" office:value-type="string">
            <text:p text:style-name="P44">Terciaria</text:p>
          </table:table-cell>
          <table:table-cell table:style-name="Tabla2.A1" office:value-type="string">
            <text:p text:style-name="P44">Requiere pigmento, fotón y red proteica estabilizadora.</text:p>
          </table:table-cell>
        </table:table-row>
        <table:table-row>
          <table:table-cell table:style-name="Tabla2.A1" office:value-type="string">
            <text:p text:style-name="P43"><text:span text:style-name="Strong_20_Emphasis"><text:span text:style-name="T10">Influencia gravitacional en 3 cuerpos</text:span></text:span></text:p>
          </table:table-cell>
          <table:table-cell table:style-name="Tabla2.A1" office:value-type="string">
            <text:p text:style-name="P44">Terciaria</text:p>
          </table:table-cell>
          <table:table-cell table:style-name="Tabla2.A1" office:value-type="string">
            <text:p text:style-name="P44">El movimiento de un cuerpo afecta a la relación entre otros dos.</text:p>
          </table:table-cell>
        </table:table-row>
        <table:table-row>
          <table:table-cell table:style-name="Tabla2.A1" office:value-type="string">
            <text:p text:style-name="P43"><text:span text:style-name="Strong_20_Emphasis"><text:span text:style-name="T10">Resonancia en circuitos o moléculas</text:span></text:span></text:p>
          </table:table-cell>
          <table:table-cell table:style-name="Tabla2.A1" office:value-type="string">
            <text:p text:style-name="P44">Terciaria</text:p>
          </table:table-cell>
          <table:table-cell table:style-name="Tabla2.A1" office:value-type="string">
            <text:p text:style-name="P44">Un tercer elemento estabiliza o induce frecuencias específicas.</text:p>
          </table:table-cell>
        </table:table-row>
      </table:table>
      <text:p text:style-name="P45"/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P42">Fenómeno / Ley</text:p>
            </table:table-cell>
            <table:table-cell table:style-name="Tabla3.A1" office:value-type="string">
              <text:p text:style-name="P42">Colectiva / emergente</text:p>
            </table:table-cell>
            <table:table-cell table:style-name="Tabla3.A1" office:value-type="string">
              <text:p text:style-name="P42">Descripción</text:p>
            </table:table-cell>
          </table:table-row>
        </table:table-header-rows>
        <table:table-row>
          <table:table-cell table:style-name="Tabla3.A1" office:value-type="string">
            <text:p text:style-name="P43"><text:span text:style-name="Strong_20_Emphasis"><text:span text:style-name="T10">Temperatura</text:span></text:span></text:p>
          </table:table-cell>
          <table:table-cell table:style-name="Tabla3.A1" office:value-type="string">
            <text:p text:style-name="P44">Colectiva</text:p>
          </table:table-cell>
          <table:table-cell table:style-name="Tabla3.A1" office:value-type="string">
            <text:p text:style-name="P44">Promedio estadístico del movimiento de muchas partículas.</text:p>
          </table:table-cell>
        </table:table-row>
        <table:table-row>
          <table:table-cell table:style-name="Tabla3.A1" office:value-type="string">
            <text:p text:style-name="P43"><text:span text:style-name="Strong_20_Emphasis"><text:span text:style-name="T10">Presión de un gas</text:span></text:span></text:p>
          </table:table-cell>
          <table:table-cell table:style-name="Tabla3.A1" office:value-type="string">
            <text:p text:style-name="P44">Colectiva</text:p>
          </table:table-cell>
          <table:table-cell table:style-name="Tabla3.A1" office:value-type="string">
            <text:p text:style-name="P44">Resultado de muchas colisiones simultáneas.</text:p>
          </table:table-cell>
        </table:table-row>
        <table:table-row>
          <table:table-cell table:style-name="Tabla3.A1" office:value-type="string">
            <text:p text:style-name="P43"><text:span text:style-name="Strong_20_Emphasis"><text:span text:style-name="T10">Estados cuánticos GHZ o W</text:span></text:span></text:p>
          </table:table-cell>
          <table:table-cell table:style-name="Tabla3.A1" office:value-type="string">
            <text:p text:style-name="P44">Colectiva</text:p>
          </table:table-cell>
          <table:table-cell table:style-name="Tabla3.A1" office:value-type="string">
            <text:p text:style-name="P44">Entrelazamiento global entre más de dos partículas.</text:p>
          </table:table-cell>
        </table:table-row>
        <table:table-row>
          <table:table-cell table:style-name="Tabla3.A1" office:value-type="string">
            <text:p text:style-name="P43"><text:span text:style-name="Strong_20_Emphasis"><text:span text:style-name="T10">Vida celular</text:span></text:span></text:p>
          </table:table-cell>
          <table:table-cell table:style-name="Tabla3.A1" office:value-type="string">
            <text:p text:style-name="P44">Colectiva</text:p>
          </table:table-cell>
          <table:table-cell table:style-name="Tabla3.A1" office:value-type="string">
            <text:p text:style-name="P44">Requiere redes simultáneas de metabolismo, membranas, información y regulación.</text:p>
          </table:table-cell>
        </table:table-row>
        <table:table-row>
          <table:table-cell table:style-name="Tabla3.A1" office:value-type="string">
            <text:p text:style-name="P43"><text:span text:style-name="Strong_20_Emphasis"><text:span text:style-name="T10">Conciencia</text:span></text:span></text:p>
          </table:table-cell>
          <table:table-cell table:style-name="Tabla3.A1" office:value-type="string">
            <text:p text:style-name="P44">Colectiva</text:p>
          </table:table-cell>
          <table:table-cell table:style-name="Tabla3.A1" office:value-type="string">
            <text:p text:style-name="P44">No reducible a pares neuronales; surge de dinámica de red completa.</text:p>
          </table:table-cell>
        </table:table-row>
        <table:table-row>
          <table:table-cell table:style-name="Tabla3.A1" office:value-type="string">
            <text:p text:style-name="P43"><text:span text:style-name="Strong_20_Emphasis"><text:span text:style-name="T10">Ecosistemas</text:span></text:span></text:p>
          </table:table-cell>
          <table:table-cell table:style-name="Tabla3.A1" office:value-type="string">
            <text:p text:style-name="P44">Colectiva</text:p>
          </table:table-cell>
          <table:table-cell table:style-name="Tabla3.A1" office:value-type="string">
            <text:p text:style-name="P44">Relaciones complejas entre muchas especies y factores abióticos.</text:p>
          </table:table-cell>
        </table:table-row>
        <table:table-row>
          <table:table-cell table:style-name="Tabla3.A1" office:value-type="string">
            <text:p text:style-name="P43"><text:span text:style-name="Strong_20_Emphasis"><text:span text:style-name="T10">Lenguaje humano</text:span></text:span></text:p>
          </table:table-cell>
          <table:table-cell table:style-name="Tabla3.A1" office:value-type="string">
            <text:p text:style-name="P44">Colectiva</text:p>
          </table:table-cell>
          <table:table-cell table:style-name="Tabla3.A1" office:value-type="string">
            <text:p text:style-name="P44">Surge de una red social y neuronal, con gramática compartida.</text:p>
          </table:table-cell>
        </table:table-row>
        <table:table-row>
          <table:table-cell table:style-name="Tabla3.A1" office:value-type="string">
            <text:p text:style-name="P43"><text:span text:style-name="Strong_20_Emphasis"><text:span text:style-name="T10">Superconductividad / Estados topológicos</text:span></text:span></text:p>
          </table:table-cell>
          <table:table-cell table:style-name="Tabla3.A1" office:value-type="string">
            <text:p text:style-name="P44">Colectiva</text:p>
          </table:table-cell>
          <table:table-cell table:style-name="Tabla3.A1" office:value-type="string">
            <text:p text:style-name="P44">Propiedades emergentes de materiales que dependen de la organización global de electrones.</text:p>
          </table:table-cell>
        </table:table-row>
      </table:table>
      <text:p text:style-name="P45"/>
      <text:h text:style-name="P41" text:outline-level="3">Observaciones clave:</text:h>
      <text:list text:style-name="L14">
        <text:list-item>
          <text:p text:style-name="P46"><text:span text:style-name="T10">Muchos fenómenos que </text:span><text:span text:style-name="Strong_20_Emphasis"><text:span text:style-name="T10">parecen binarios</text:span></text:span><text:span text:style-name="T10"> (como la química entre dos átomos) </text:span><text:span text:style-name="Strong_20_Emphasis"><text:span text:style-name="T10">dependen en realidad del entorno</text:span></text:span><text:span text:style-name="T10">, y al aislarlos completamente cambian o desaparecen.</text:span></text:p>
        </text:list-item>
        <text:list-item>
          <text:p text:style-name="P46"><text:span text:style-name="T10">Los fenómenos emergentes </text:span><text:span text:style-name="Strong_20_Emphasis"><text:span text:style-name="T10">no pueden ser predichos ni explicados</text:span></text:span><text:span text:style-name="T10"> desde las interacciones binarias aisladas.</text:span></text:p>
        </text:list-item>
        <text:list-item>
          <text:p text:style-name="P46"><text:span text:style-name="T10">Hay </text:span><text:span text:style-name="Strong_20_Emphasis"><text:span text:style-name="T10">transiciones graduales</text:span></text:span><text:span text:style-name="T10">: algunos procesos comienzan como binarios, pero desarrollan dependencias colectivas cuando se complejizan (ej: reacciones autocatalíticas → metabolismo → vida)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chapter">
      <style:text-properties style:font-name="Times New Roman" fo:font-family="'Times New Roman'" style:font-family-generic="roman" style:font-pitch="variable" fo:font-size="12pt" fo:font-weight="bold" style:font-name-asian="MS Gothic" style:font-family-asian="'MS Gothic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ddit" style:family="paragraph" style:parent-style-name="Text_20_body">
      <style:paragraph-properties fo:margin-left="1cm" fo:margin-top="0.199cm" fo:margin-bottom="0.199cm" style:contextual-spacing="false" fo:padding="0.101cm" fo:border-left="4.51pt solid #808080" fo:border-right="none" fo:border-top="none" fo:border-bottom="none"/>
      <style:text-properties style:font-name="Liberation Serif" fo:font-family="'Liberation Serif'" style:font-family-generic="roman" style:font-pitch="variable"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5T03:03:08.563146859</meta:creation-date>
    <dc:date>2025-11-23T20:14:57.386131740</dc:date>
    <meta:editing-duration>PT13H46M37S</meta:editing-duration>
    <meta:editing-cycles>32</meta:editing-cycles>
    <meta:generator>LibreOffice/25.2.7.2$Linux_X86_64 LibreOffice_project/520$Build-2</meta:generator>
    <meta:document-statistic meta:table-count="4" meta:image-count="0" meta:object-count="0" meta:page-count="5" meta:paragraph-count="158" meta:word-count="1667" meta:character-count="11301" meta:non-whitespace-character-count="9796"/>
  </office:meta>
</office:document-meta>
</file>